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85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8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7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35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4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4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90"/>
        <table:table-column table:style-name="co1" table:default-cell-style-name="ce105"/>
        <table:table-column table:style-name="co1" table:default-cell-style-name="ce58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Default"/>
        <table:table-column table:style-name="co1" table:default-cell-style-name="ce109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ce105"/>
        <table:table-column table:style-name="co1" table:default-cell-style-name="ce109"/>
        <table:table-column table:style-name="co1" table:default-cell-style-name="ce114"/>
        <table:table-column table:style-name="co1" table:default-cell-style-name="Default"/>
        <table:table-column table:style-name="co1" table:default-cell-style-name="ce98"/>
        <table:table-column table:style-name="co1" table:default-cell-style-name="ce128"/>
        <table:table-column table:style-name="co1" table:default-cell-style-name="ce105"/>
        <table:table-column table:style-name="co1" table:default-cell-style-name="ce109"/>
        <table:table-column table:style-name="co1" table:number-columns-repeated="2" table:default-cell-style-name="ce114"/>
        <table:table-column table:style-name="co1" table:default-cell-style-name="ce98"/>
        <table:table-column table:style-name="co1" table:default-cell-style-name="ce90"/>
        <table:table-column table:style-name="co1" table:default-cell-style-name="ce105"/>
        <table:table-column table:style-name="co1" table:default-cell-style-name="ce109"/>
        <table:table-column table:style-name="co1" table:number-columns-repeated="2" table:default-cell-style-name="ce114"/>
        <table:table-column table:style-name="co1" table:number-columns-repeated="2" table:default-cell-style-name="ce5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58" table:number-columns-repeated="3"/>
          <table:table-cell/>
          <table:table-cell table:style-name="ce112" table:number-columns-repeated="3"/>
          <table:table-cell table:style-name="ce4" office:value-type="string" calcext:value-type="string">
            <text:p>L</text:p>
          </table:table-cell>
          <table:table-cell/>
          <table:table-cell table:style-name="Default" office:value-type="string" calcext:value-type="string">
            <text:p>R</text:p>
          </table:table-cell>
          <table:table-cell table:style-name="ce112" table:number-columns-repeated="2"/>
          <table:table-cell table:style-name="ce124"/>
          <table:table-cell table:style-name="ce58" table:number-columns-repeated="4"/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1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70"/>
          <table:table-cell table:style-name="ce78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style-name="ce4"/>
          <table:table-cell/>
          <table:table-cell table:style-name="ce4"/>
          <table:table-cell table:style-name="ce112"/>
          <table:table-cell table:style-name="ce112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0"/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1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/>
          <table:table-cell table:style-name="ce4"/>
          <table:table-cell/>
          <table:table-cell table:style-name="ce123"/>
          <table:table-cell table:style-name="ce112"/>
          <table:table-cell table:style-name="ce112" office:value-type="float" office:value="20" calcext:value-type="float">
            <text:p>20</text:p>
          </table:table-cell>
          <table:table-cell table:style-name="ce124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/>
          <table:table-cell/>
          <table:table-cell table:style-name="Default"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6" table:style-name="Default"/>
          <table:covered-table-cell table:style-name="ce32"/>
          <table:covered-table-cell table:number-columns-repeated="5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2" table:number-columns-repeated="2"/>
          <table:table-cell/>
          <table:table-cell table:style-name="ce112" table:number-columns-repeated="2"/>
          <table:table-cell table:style-name="ce112" office:value-type="float" office:value="25" calcext:value-type="float">
            <text:p>25</text:p>
          </table:table-cell>
          <table:table-cell table:style-name="ce124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29"/>
          <table:covered-table-cell table:number-columns-repeated="4" table:style-name="ce132"/>
          <table:table-cell table:number-columns-repeated="3"/>
          <table:table-cell table:style-name="ce133" office:value-type="float" office:value="5" calcext:value-type="float">
            <text:p>5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85"/>
          <table:table-cell table:style-name="ce70"/>
          <table:table-cell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8" table:number-columns-spanned="1" table:number-rows-spanned="2"/>
          <table:table-cell table:style-name="ce58"/>
          <table:table-cell table:style-name="ce70"/>
          <table:table-cell table:style-name="ce127"/>
          <table:table-cell table:style-name="ce78"/>
          <table:table-cell/>
          <table:table-cell table:style-name="Default"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29"/>
          <table:covered-table-cell table:number-columns-repeated="3" table:style-name="ce132"/>
          <table:covered-table-cell table:style-name="ce5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" table:number-columns-repeated="4"/>
          <table:covered-table-cell table:style-name="ce4"/>
          <table:covered-table-cell table:number-columns-repeated="2" table:style-name="ce119"/>
          <table:covered-table-cell table:style-name="ce20"/>
          <table:table-cell/>
          <table:covered-table-cell table:style-name="ce20"/>
          <table:covered-table-cell table:number-columns-repeated="2" table:style-name="ce119"/>
          <table:covered-table-cell table:style-name="ce28"/>
          <table:table-cell table:style-name="ce4" table:number-columns-repeated="4"/>
          <table:table-cell/>
          <table:table-cell table:style-name="Default" table:number-columns-repeated="14"/>
          <table:table-cell table:number-columns-repeated="6"/>
          <table:table-cell table:style-name="ce5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7"/>
          <table:table-cell table:style-name="ce32"/>
          <table:table-cell table:style-name="Default" table:number-columns-repeated="6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89" table:formula="of:=[.AT2]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9" table:formula="of:=[.AU2]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90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" calcext:value-type="string">
            <text:p>"0": { "0": 6, "1": 1, "2": 1, "3": 1, "4": 3, "5": 6, "6": 4, "7": 3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1" office:value-type="float" office:value="5" calcext:value-type="float">
            <text:p>5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" calcext:value-type="string">
            <text:p>"1": { "0": 5, "1": 3, "2": 1, "3": 1, "4": 5, "5": 5, "6": 3, "7": 2, "8": 1, "9": 5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109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" calcext:value-type="string">
            <text:p>"2": { "0": 5, "1": 1, "2": 2, "3": 2, "4": 5, "5": 3, "6": 2, "7": 2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4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" calcext:value-type="string">
            <text:p>"3": { "0": 4, "1": 1, "2": 1, "3": 4, "4": 4, "5": 4, "6": 3, "7": 2, "8": 2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95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95"/>
          <table:table-cell table:style-name="ce95" table:formula="of:=COM.MICROSOFT.CONCAT(&quot;&quot;&quot;&quot;;[.$B$2]; &quot;&quot;&quot;: &quot;; [.H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95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L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N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P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Q8])" office:value-type="string" office:string-value="&quot;3&quot;: 2" calcext:value-type="string">
            <text:p>"3": 2</text:p>
          </table:table-cell>
          <table:table-cell table:style-name="ce95" table:formula="of:=COM.MICROSOFT.CONCAT(&quot;&quot;&quot;&quot;;[.$F$2]; &quot;&quot;&quot;: &quot;; [.R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95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95" table:formula="of:=COM.MICROSOFT.CONCAT(&quot;&quot;&quot;&quot;;[.$F$2]; &quot;&quot;&quot;: &quot;; [.X8])" office:value-type="string" office:string-value="&quot;4&quot;: 4" calcext:value-type="string">
            <text:p>"4": 4</text:p>
          </table:table-cell>
          <table:table-cell table:style-name="ce95"/>
          <table:table-cell table:style-name="ce95" table:formula="of:=COM.MICROSOFT.CONCAT(&quot;&quot;&quot;&quot;;[.$B$2]; &quot;&quot;&quot;: &quot;; [.Z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95" table:formula="of:=COM.MICROSOFT.CONCAT(&quot;&quot;&quot;&quot;;[.$D$2]; &quot;&quot;&quot;: &quot;; [.AB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AC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3]; &quot;&quot;&quot;: &quot;; [.B9])" office:value-type="string" office:string-value="&quot;5&quot;: 6" calcext:value-type="string">
            <text:p>"5": 6</text:p>
          </table:table-cell>
          <table:table-cell table:style-name="ce95" table:formula="of:=COM.MICROSOFT.CONCAT(&quot;&quot;&quot;&quot;;[.$C$3]; &quot;&quot;&quot;: &quot;; [.C9])" office:value-type="string" office:string-value="&quot;6&quot;: 4" calcext:value-type="string">
            <text:p>"6": 4</text:p>
          </table:table-cell>
          <table:table-cell table:style-name="ce95" table:formula="of:=COM.MICROSOFT.CONCAT(&quot;&quot;&quot;&quot;;[.$D$3]; &quot;&quot;&quot;: &quot;; [.D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F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H9])" office:value-type="string" office:string-value="&quot;5&quot;: 5" calcext:value-type="string">
            <text:p>"5": 5</text:p>
          </table:table-cell>
          <table:table-cell table:style-name="ce95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L9])" office:value-type="string" office:string-value="&quot;9&quot;: 5" calcext:value-type="string">
            <text:p>"9": 5</text:p>
          </table:table-cell>
          <table:table-cell table:style-name="ce95"/>
          <table:table-cell table:style-name="ce95" table:formula="of:=COM.MICROSOFT.CONCAT(&quot;&quot;&quot;&quot;;[.$B$3]; &quot;&quot;&quot;: &quot;; [.N9])" office:value-type="string" office:string-value="&quot;5&quot;: 3" calcext:value-type="string">
            <text:p>"5": 3</text:p>
          </table:table-cell>
          <table:table-cell table:style-name="ce95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95" table:formula="of:=COM.MICROSOFT.CONCAT(&quot;&quot;&quot;&quot;;[.$D$3]; &quot;&quot;&quot;: &quot;; [.P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T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U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W9])" office:value-type="string" office:string-value="&quot;8&quot;: 2" calcext:value-type="string">
            <text:p>"8": 2</text:p>
          </table:table-cell>
          <table:table-cell table:style-name="ce95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95"/>
          <table:table-cell table:style-name="ce95" table:formula="of:=COM.MICROSOFT.CONCAT(&quot;&quot;&quot;&quot;;[.$B$3]; &quot;&quot;&quot;: &quot;; [.Z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AA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AB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95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5" table:formula="of:=COM.MICROSOFT.CONCAT(&quot;&quot;&quot;&quot;;[.$B$4]; &quot;&quot;&quot;: &quot;; [.B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C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D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E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F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H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I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J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K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L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N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O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P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Q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R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T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U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V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W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X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Z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AA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AB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AC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AD10])" office:value-type="string" office:string-value="&quot;14&quot;: 6" calcext:value-type="string">
            <text:p>"14": 6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" calcext:value-type="string">
            <text:p>"5": { "0": 6, "1": 3, "2": 2, "3": 4, "4": 6, "5": 3, "6": 1, "7": 1, "8": 1, "9": 3, "10": 6, "11": 5, "12": 3, "13": 3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89" table:formula="of:=[.AT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89" table:formula="of:=[.AU3]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3]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6": { "0": 6, "1": 3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9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" calcext:value-type="string">
            <text:p>"7": { "0": 6, "1": 3, "2": 2, "3": 4, "4": 6, "5": 3, "6": 1, "7": 1, "8": 1, "9": 3, "10": 5, "11": 4, "12": 4, "13": 1, "14": 1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4, &quot;2&quot;: 1, &quot;3&quot;: 4, &quot;4&quot;: 6, &quot;5&quot;: 3, &quot;6&quot;: 1, &quot;7&quot;: 1, &quot;8&quot;: 1, &quot;9&quot;: 3, &quot;10&quot;: 5, &quot;11&quot;: 4, &quot;12&quot;: 4, &quot;13&quot;: 2, &quot;14&quot;: 1}" calcext:value-type="string">
            <text:p>"8": { "0": 6, "1": 4, "2": 1, "3": 4, "4": 6, "5": 3, "6": 1, "7": 1, "8": 1, "9": 3, "10": 5, "11": 4, "12": 4, "13": 2, "14": 1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C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D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E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K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Q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U16])" office:value-type="string" office:string-value="&quot;1&quot;: 4" calcext:value-type="string">
            <text:p>"1": 4</text:p>
          </table:table-cell>
          <table:table-cell table:style-name="ce100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W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Z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AA16])" office:value-type="string" office:string-value="&quot;1&quot;: 4" calcext:value-type="string">
            <text:p>"1": 4</text:p>
          </table:table-cell>
          <table:table-cell table:style-name="ce131" table:formula="of:=COM.MICROSOFT.CONCAT(&quot;&quot;&quot;&quot;;[.$D$2]; &quot;&quot;&quot;: &quot;; [.AB16])" office:value-type="string" office:string-value="&quot;2&quot;: 3" calcext:value-type="string">
            <text:p>"2": 3</text:p>
          </table:table-cell>
          <table:table-cell table:style-name="ce100" table:formula="of:=COM.MICROSOFT.CONCAT(&quot;&quot;&quot;&quot;;[.$E$2]; &quot;&quot;&quot;: &quot;; [.AC16])" office:value-type="string" office:string-value="&quot;3&quot;: 2" calcext:value-type="string">
            <text:p>"3": 2</text:p>
          </table:table-cell>
          <table:table-cell table:style-name="ce100" table:formula="of:=COM.MICROSOFT.CONCAT(&quot;&quot;&quot;&quot;;[.$F$2]; &quot;&quot;&quot;: &quot;; [.AD16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F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H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L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R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Z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00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00" table:formula="of:=COM.MICROSOFT.CONCAT(&quot;&quot;&quot;&quot;;[.$E$3]; &quot;&quot;&quot;: &quot;; [.AC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0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100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100" table:formula="of:=COM.MICROSOFT.CONCAT(&quot;&quot;&quot;&quot;;[.$E$4]; &quot;&quot;&quot;: &quot;; [.E18])" office:value-type="string" office:string-value="&quot;13&quot;: 3" calcext:value-type="string">
            <text:p>"13": 3</text:p>
          </table:table-cell>
          <table:table-cell table:style-name="ce100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100"/>
          <table:table-cell table:style-name="ce100" table:formula="of:=COM.MICROSOFT.CONCAT(&quot;&quot;&quot;&quot;;[.$B$4]; &quot;&quot;&quot;: &quot;; [.H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I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L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N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O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Q18])" office:value-type="string" office:string-value="&quot;13&quot;: 1" calcext:value-type="string">
            <text:p>"13": 1</text:p>
          </table:table-cell>
          <table:table-cell table:style-name="ce100" table:formula="of:=COM.MICROSOFT.CONCAT(&quot;&quot;&quot;&quot;;[.$F$4]; &quot;&quot;&quot;: &quot;; [.R18])" office:value-type="string" office:string-value="&quot;14&quot;: 1" calcext:value-type="string">
            <text:p>"14": 1</text:p>
          </table:table-cell>
          <table:table-cell table:style-name="ce100"/>
          <table:table-cell table:style-name="ce100" table:formula="of:=COM.MICROSOFT.CONCAT(&quot;&quot;&quot;&quot;;[.$B$4]; &quot;&quot;&quot;: &quot;; [.T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U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X18])" office:value-type="string" office:string-value="&quot;14&quot;: 1" calcext:value-type="string">
            <text:p>"14": 1</text:p>
          </table:table-cell>
          <table:table-cell table:style-name="ce100"/>
          <table:table-cell table:style-name="ce100" table:formula="of:=COM.MICROSOFT.CONCAT(&quot;&quot;&quot;&quot;;[.$B$4]; &quot;&quot;&quot;: &quot;; [.Z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AA18])" office:value-type="string" office:string-value="&quot;11&quot;: 6" calcext:value-type="string">
            <text:p>"11": 6</text:p>
          </table:table-cell>
          <table:table-cell table:style-name="ce100" table:formula="of:=COM.MICROSOFT.CONCAT(&quot;&quot;&quot;&quot;;[.$D$4]; &quot;&quot;&quot;: &quot;; [.AB18])" office:value-type="string" office:string-value="&quot;12&quot;: 6" calcext:value-type="string">
            <text:p>"12": 6</text:p>
          </table:table-cell>
          <table:table-cell table:style-name="ce100" table:formula="of:=COM.MICROSOFT.CONCAT(&quot;&quot;&quot;&quot;;[.$E$4]; &quot;&quot;&quot;: &quot;; [.AC18])" office:value-type="string" office:string-value="&quot;13&quot;: 6" calcext:value-type="string">
            <text:p>"13": 6</text:p>
          </table:table-cell>
          <table:table-cell table:style-name="ce100" table:formula="of:=COM.MICROSOFT.CONCAT(&quot;&quot;&quot;&quot;;[.$F$4]; &quot;&quot;&quot;: &quot;; [.AD18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16:.AF20]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, &quot;8&quot;: { &quot;0&quot;: 6, &quot;1&quot;: 4, &quot;2&quot;: 1, &quot;3&quot;: 4, &quot;4&quot;: 6, &quot;5&quot;: 3, &quot;6&quot;: 1, &quot;7&quot;: 1, &quot;8&quot;: 1, &quot;9&quot;: 3, &quot;10&quot;: 5, &quot;11&quot;: 4, &quot;12&quot;: 4, &quot;13&quot;: 2, &quot;14&quot;: 1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1}, "8": { "0": 6, "1": 4, "2": 1, "3": 4, "4": 6, "5": 3, "6": 1, "7": 1, "8": 1, "9": 3, "10": 5, "11": 4, "12": 4, "13": 2, "14": 1}, 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" calcext:value-type="string">
            <text:p>"10": { "0": 6, "1": 6, "2": 4, "3": 5, "4": 6, "5": 6, "6": 2, "7": 1, "8": 1, "9": 4, "10": 5, "11": 1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" calcext:value-type="string">
            <text:p>"11": { "0": 6, "1": 4, "2": 5, "3": 5, "4": 6, "5": 3, "6": 2, "7": 1, "8": 1, "9": 4, "10": 2, "11": 4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9" table:formula="of:=[.AT4]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89" table:formula="of:=[.AU4]" office:value-type="float" office:value="4" calcext:value-type="float">
            <text:p>4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4]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" calcext:value-type="string">
            <text:p>"12": { "0": 6, "1": 6, "2": 4, "3": 6, "4": 6, "5": 4, "6": 2, "7": 2, "8": 2, "9": 3, "10": 2, "11": 1, "12": 4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2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" calcext:value-type="string">
            <text:p>"13": { "0": 6, "1": 6, "2": 5, "3": 3, "4": 6, "5": 4, "6": 1, "7": 1, "8": 2, "9": 3, "10": 3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2]; &quot;&quot;&quot;: &quot;; [.B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C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D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E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F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H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03" table:formula="of:=COM.MICROSOFT.CONCAT(&quot;&quot;&quot;&quot;;[.$D$2]; &quot;&quot;&quot;: &quot;; [.J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L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N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O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Q24])" office:value-type="string" office:string-value="&quot;3&quot;: 6" calcext:value-type="string">
            <text:p>"3": 6</text:p>
          </table:table-cell>
          <table:table-cell table:style-name="ce103" table:formula="of:=COM.MICROSOFT.CONCAT(&quot;&quot;&quot;&quot;;[.$F$2]; &quot;&quot;&quot;: &quot;; [.R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T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U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V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W24])" office:value-type="string" office:string-value="&quot;3&quot;: 3" calcext:value-type="string">
            <text:p>"3": 3</text:p>
          </table:table-cell>
          <table:table-cell table:style-name="ce103" table:formula="of:=COM.MICROSOFT.CONCAT(&quot;&quot;&quot;&quot;;[.$F$2]; &quot;&quot;&quot;: &quot;; [.X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Z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03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AC24])" office:value-type="string" office:string-value="&quot;3&quot;: 4" calcext:value-type="string">
            <text:p>"3": 4</text:p>
          </table:table-cell>
          <table:table-cell table:style-name="ce103" table:formula="of:=COM.MICROSOFT.CONCAT(&quot;&quot;&quot;&quot;;[.$F$2]; &quot;&quot;&quot;: &quot;; [.AD24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3]; &quot;&quot;&quot;: &quot;; [.B25])" office:value-type="string" office:string-value="&quot;5&quot;: 6" calcext:value-type="string">
            <text:p>"5": 6</text:p>
          </table:table-cell>
          <table:table-cell table:style-name="ce103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03" table:formula="of:=COM.MICROSOFT.CONCAT(&quot;&quot;&quot;&quot;;[.$C$3]; &quot;&quot;&quot;: &quot;; [.I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N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03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R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T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03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W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X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Z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AB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AC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AD25])" office:value-type="string" office:string-value="&quot;9&quot;: 2" calcext:value-type="string">
            <text:p>"9": 2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03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H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03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N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03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R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T26])" office:value-type="string" office:string-value="&quot;10&quot;: 3" calcext:value-type="string">
            <text:p>"10": 3</text:p>
          </table:table-cell>
          <table:table-cell table:style-name="ce103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03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Z26])" office:value-type="string" office:string-value="&quot;10&quot;: 4" calcext:value-type="string">
            <text:p>"10": 4</text:p>
          </table:table-cell>
          <table:table-cell table:style-name="ce103" table:formula="of:=COM.MICROSOFT.CONCAT(&quot;&quot;&quot;&quot;;[.$C$4]; &quot;&quot;&quot;: &quot;; [.AA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AB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AC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14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, 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1}, &quot;8&quot;: { &quot;0&quot;: 6, &quot;1&quot;: 4, &quot;2&quot;: 1, &quot;3&quot;: 4, &quot;4&quot;: 6, &quot;5&quot;: 3, &quot;6&quot;: 1, &quot;7&quot;: 1, &quot;8&quot;: 1, &quot;9&quot;: 3, &quot;10&quot;: 5, &quot;11&quot;: 4, &quot;12&quot;: 4, &quot;13&quot;: 2, &quot;14&quot;: 1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, 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}" calcext:value-type="string">
            <text:p>{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, 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1}, "8": { "0": 6, "1": 4, "2": 1, "3": 4, "4": 6, "5": 3, "6": 1, "7": 1, "8": 1, "9": 3, "10": 5, "11": 4, "12": 4, "13": 2, "14": 1}, "9": { "0": 6, "1": 4, "2": 3, "3": 2, "4": 5, "5": 3, "6": 2, "7": 2, "8": 1, "9": 3, "10": 6, "11": 6, "12": 6, "13": 6, "14": 5}, 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}</text:p>
          </table:table-cell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 table:number-columns-repeated="14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4">00/00/0000</text:date>, <text:time style:data-style-name="N2" text:time-value="23:59:11.87452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5-04T00:31:12.735110500</dc:date>
    <meta:generator>LibreOffice/26.2.0.3$Windows_X86_64 LibreOffice_project/620$Build-3</meta:generator>
    <meta:editing-duration>PT7H28M44S</meta:editing-duration>
    <meta:editing-cycles>54</meta:editing-cycles>
    <meta:document-statistic meta:table-count="1" meta:cell-count="529" meta:object-count="0"/>
    <meta:user-defined meta:name="AppVersion">16.0300</meta:user-defined>
  </office:meta>
</office:document-meta>
</file>